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1.32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ptain Mono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Captain Mono1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CA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null-year="1957"/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/>
          <table:table-cell table:number-columns-repeated="2"/>
          <table:table-cell table:style-name="ce3" office:value-type="string" calcext:value-type="string">
            <text:p>Trial</text:p>
          </table:table-cell>
          <table:table-cell table:style-name="ce3" table:number-columns-repeated="1020"/>
        </table:table-row>
        <table:table-row table:style-name="ro1">
          <table:table-cell table:style-name="ce1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014"/>
        </table:table-row>
        <table:table-row table:style-name="ro1">
          <table:table-cell table:style-name="ce1"/>
          <table:table-cell/>
          <table:table-cell table:style-name="ce7" office:value-type="string" calcext:value-type="string">
            <text:p>Total Time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Method</text:p>
          </table:table-cell>
          <table:table-cell table:style-name="ce5" office:value-type="string" calcext:value-type="string">
            <text:p>&lt;Class::Traveller&gt;#endpoints_distance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5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/>
          <table:table-cell office:value-type="string" calcext:value-type="string">
            <text:p>&lt;Class::Traveller&gt;#twice_visited_points_distance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number-columns-repeated="3" table:style-name="ce3" office:value-type="float" office:value="0.03" calcext:value-type="float">
            <text:p>0.03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RSpec::ExampleGroups::Year2016Day1#input</text:p>
          </table:table-cell>
          <table:table-cell/>
          <table:table-cell table:style-name="ce3" office:value-type="float" office:value="0.04" calcext:value-type="float">
            <text:p>0.04</text:p>
          </table:table-cell>
          <table:table-cell table:number-columns-repeated="6" table:style-name="ce3" office:value-type="float" office:value="0.03" calcext:value-type="float">
            <text:p>0.03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columns</text:p>
          </table:table-cell>
          <table:table-cell/>
          <table:table-cell table:style-name="ce3" office:value-type="float" office:value="0.03" calcext:value-type="float">
            <text:p>0.03</text:p>
          </table:table-cell>
          <table:table-cell table:number-columns-repeated="6" table:style-name="ce3" office:value-type="float" office:value="0.02" calcext:value-type="float">
            <text:p>0.02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&lt;Class::Triangle&gt;#num_of_triangles_as_rows</text:p>
          </table:table-cell>
          <table:table-cell/>
          <table:table-cell table:number-columns-repeated="7" table:style-name="ce3" office:value-type="float" office:value="0.02" calcext:value-type="float">
            <text:p>0.02</text:p>
          </table:table-cell>
          <table:table-cell table:style-name="ce3" table:number-columns-repeated="1014"/>
        </table:table-row>
        <table:table-row table:style-name="ro1">
          <table:table-cell table:style-name="ce3"/>
          <table:table-cell table:style-name="ce6" office:value-type="string" calcext:value-type="string">
            <text:p>&lt;Class::Keypad&gt;#bathroom_code</text:p>
          </table:table-cell>
          <table:table-cell/>
          <table:table-cell table:style-name="ce3" office:value-type="float" office:value="0.02" calcext:value-type="float">
            <text:p>0.02</text:p>
          </table:table-cell>
          <table:table-cell table:number-columns-repeated="5" table:style-name="ce3" office:value-type="float" office:value="0.01" calcext:value-type="float">
            <text:p>0.01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table:number-columns-repeated="1014"/>
        </table:table-row>
        <table:table-row table:style-name="ro1" table:number-rows-repeated="65528">
          <table:table-cell table:style-name="ce3"/>
          <table:table-cell table:style-name="ce6"/>
          <table:table-cell/>
          <table:table-cell table:style-name="ce3" table:number-columns-repeated="1021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ain Mono1" svg:font-family="'Captain Mono'" style:font-pitch="fixed"/>
    <style:font-face style:name="Captain Mono" svg:font-family="'Captain Mono'" style:font-adornments="Regular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Arial" fo:language="en" fo:country="CA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/>
      <style:paragraph-properties fo:text-align="center"/>
      <style:text-properties style:font-name="Captain Mono" fo:font-family="'Captain Mono'" style:font-style-name="Regular" style:font-pitch="fixed" fo:font-weight="normal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4">0000-00-00</text:date>, <text:time style:data-style-name="N2" text:time-value="20:36:18.961493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20:36:19.877213138</meta:creation-date>
    <dc:title>OpenDocument Spreadsheet</dc:title>
    <meta:editing-duration>PT2H56M54S</meta:editing-duration>
    <meta:editing-cycles>3</meta:editing-cycles>
    <meta:generator>LibreOffice/5.2.3.3$Linux_X86_64 LibreOffice_project/20m0$Build-3</meta:generator>
    <meta:initial-creator>Khalil Fazal</meta:initial-creator>
    <dc:date>2016-12-24T00:40:18.674372932</dc:date>
    <dc:creator>Khalil Fazal</dc:creator>
    <meta:document-statistic meta:table-count="3" meta:cell-count="58" meta:object-count="0"/>
    <meta:template xlink:type="simple" xlink:actuate="onRequest" xlink:title="OpenDocument Spreadsheet" xlink:href="../../../../../Templates/OpenDocument%20Spreadsheet.ots" meta:date="2016-12-23T20:36:19.644936319"/>
  </office:meta>
</office:document-meta>
</file>